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2A0E13348E6B64C118.png" manifest:media-type="image/png"/>
  <manifest:file-entry manifest:full-path="Pictures/100000000000023600000027E344CFC54A97057E.png" manifest:media-type="image/png"/>
  <manifest:file-entry manifest:full-path="Pictures/10000000000002270000002E4EE91FCAD769DB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90ce4" officeooo:paragraph-rsid="00190ce4" fo:background-color="transparent"/>
    </style:style>
    <style:style style:name="P4" style:family="paragraph" style:parent-style-name="Standard">
      <style:text-properties fo:color="#000000" loext:opacity="100%" style:font-name="Droid Sans Mono" fo:font-size="10.5pt" fo:font-weight="normal" officeooo:rsid="001babb3" officeooo:paragraph-rsid="001babb3" fo:background-color="transparent" style:font-weight-asian="bold" style:font-weight-complex="bold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babb3" officeooo:paragraph-rsid="001babb3" fo:background-color="transparent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babb3" officeooo:paragraph-rsid="001babb3" fo:background-color="transparent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1babb3" officeooo:paragraph-rsid="001babb3" fo:background-color="transparent"/>
    </style:style>
    <style:style style:name="P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d99d4" officeooo:paragraph-rsid="001d99d4" fo:background-color="transparent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1babb3" officeooo:paragraph-rsid="001babb3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1" style:family="paragraph" style:parent-style-name="Standard">
      <style:text-properties fo:color="#000000" loext:opacity="100%" officeooo:rsid="00190ce4" officeooo:paragraph-rsid="00190ce4" fo:background-color="transparent"/>
    </style:style>
    <style:style style:name="P12" style:family="paragraph" style:parent-style-name="Standard">
      <style:text-properties fo:color="#000000" loext:opacity="100%" officeooo:rsid="001babb3" officeooo:paragraph-rsid="001babb3" fo:background-color="transparent"/>
    </style:style>
    <style:style style:name="P13" style:family="paragraph" style:parent-style-name="Standard">
      <style:text-properties fo:color="#000000" loext:opacity="100%" officeooo:rsid="001d99d4" officeooo:paragraph-rsid="001d99d4" fo:background-color="transparent"/>
    </style:style>
    <style:style style:name="P14" style:family="paragraph" style:parent-style-name="Standard">
      <style:text-properties fo:color="#000000" loext:opacity="100%" fo:font-weight="bold" officeooo:rsid="001babb3" officeooo:paragraph-rsid="001babb3" fo:background-color="transparent" style:font-weight-asian="bold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fc1ff" loext:opacity="100%"/>
    </style:style>
    <style:style style:name="T9" style:family="text">
      <style:text-properties style:font-name="Droid Sans Mono" fo:font-size="10.5pt" fo:font-weight="normal"/>
    </style:style>
    <style:style style:name="T10" style:family="text">
      <style:text-properties officeooo:rsid="001babb3"/>
    </style:style>
    <style:style style:name="T11" style:family="text">
      <style:text-properties officeooo:rsid="001d9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using class objects</text:p>
      <text:p text:style-name="P2">public class Oops{</text:p>
      <text:p text:style-name="P2">int x=5;</text:p>
      <text:p text:style-name="P2">public static void main(String[] args){</text:p>
      <text:p text:style-name="P2">Oops obj = new Oops();</text:p>
      <text:p text:style-name="P2">System.out.println(obj.x);</text:p>
      <text:p text:style-name="P2">}</text:p>
      <text:p text:style-name="P10"><text:span text:style-name="T9">}</text:span></text:p>
      <text:p text:style-name="P11">Output:</text:p>
      <text:p text:style-name="P11"><draw:frame draw:style-name="fr1" draw:name="Image1" text:anchor-type="char" svg:x="0.0201in" svg:y="0.0209in" svg:width="5.7398in" svg:height="0.4791in" draw:z-index="0"><draw:image xlink:href="Pictures/10000000000002270000002E4EE91FCAD769DB7C.png" xlink:type="simple" xlink:show="embed" xlink:actuate="onLoad" draw:mime-type="image/png"/></draw:frame></text:p>
      <text:p text:style-name="P11"/>
      <text:p text:style-name="P11"/>
      <text:p text:style-name="P11"/>
      <text:p text:style-name="P11">2) <text:span text:style-name="T10">multiple classes</text:span></text:p>
      <text:p text:style-name="P14">Classes.java</text:p>
      <text:p text:style-name="P14"/>
      <text:p text:style-name="P4">public class Classes {</text:p>
      <text:p text:style-name="P2">int x=5;</text:p>
      <text:p text:style-name="P2">}</text:p>
      <text:p text:style-name="P2"/>
      <text:p text:style-name="P9">Second.java</text:p>
      <text:p text:style-name="P9"/>
      <text:p text:style-name="P5">public class Second {</text:p>
      <text:p text:style-name="P2">public static void main(String[] args){</text:p>
      <text:p text:style-name="P2">Classes obj = new Classes();</text:p>
      <text:p text:style-name="P2">System.out.println(obj.x);</text:p>
      <text:p text:style-name="P2">}</text:p>
      <text:p text:style-name="P2">}</text:p>
      <text:p text:style-name="P2"/>
      <text:p text:style-name="P6">Output:</text:p>
      <text:p text:style-name="P6"><draw:frame draw:style-name="fr1" draw:name="Image2" text:anchor-type="char" svg:x="0.0457in" svg:y="0.1252in" svg:width="5.8957in" svg:height="0.4063in" draw:z-index="1"><draw:image xlink:href="Pictures/100000000000023600000027E344CFC54A97057E.png" xlink:type="simple" xlink:show="embed" xlink:actuate="onLoad" draw:mime-type="image/png"/></draw:frame></text:p>
      <text:p text:style-name="P9"/>
      <text:p text:style-name="P2"/>
      <text:p text:style-name="P14"/>
      <text:p text:style-name="P11"/>
      <text:p text:style-name="P11"/>
      <text:p text:style-name="P12">3)<text:span text:style-name="T11">Modifying values of class objects</text:span></text:p>
      <text:p text:style-name="P12"/>
      <text:p text:style-name="P7">public class Modifyvalue{</text:p>
      <text:p text:style-name="P2">int x;</text:p>
      <text:p text:style-name="P2">public static void main(String[] args){</text:p>
      <text:p text:style-name="P2">Modifyvalue obj = new Modifyvalue();</text:p>
      <text:p text:style-name="P2">obj.x=40;</text:p>
      <text:p text:style-name="P2">System.out.println(obj.x);</text:p>
      <text:p text:style-name="P2">}</text:p>
      <text:p text:style-name="P2">} </text:p>
      <text:p text:style-name="P2"/>
      <text:p text:style-name="P2"/>
      <text:p text:style-name="P8"><text:soft-page-break/>Output:</text:p>
      <text:p text:style-name="P8"><draw:frame draw:style-name="fr1" draw:name="Image3" text:anchor-type="char" svg:x="0.0516in" svg:y="0in" svg:width="6.448in" svg:height="0.4374in" draw:z-index="2"><draw:image xlink:href="Pictures/100000000000026B0000002A0E13348E6B64C118.png" xlink:type="simple" xlink:show="embed" xlink:actuate="onLoad" draw:mime-type="image/png"/></draw:frame></text:p>
      <text:p text:style-name="P1"/>
      <text:p text:style-name="P13">4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4:02:34.168565523</meta:creation-date>
    <dc:date>2024-08-07T14:59:18.494096522</dc:date>
    <meta:editing-duration>PT56M4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33" meta:word-count="79" meta:character-count="528" meta:non-whitespace-character-count="481"/>
  </office:meta>
</office:document-meta>
</file>